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k;lfjgh
fdghjlfdgh
ljf
jdgh
lfdg
jlhlfghl
jfgdhl
jfljg
hljlj


￼
Строка 1, Столбец 1
Строка 1, Столбец 2
Строка 1, Столбец 3
Строка 1, Столбец 4
Строка 2, Столбец 1
Строка 2, Столбец 2
Строка 2, Столбец 3
Строка 2, Столбец 4
Строка 3, Столбец 1
Строка 3, Столбец 2
Строка 3, Столбец 3
Строка 3, Столбец 4
Строка 4, Столбец 1
Строка 4, Столбец 2
Строgfhjлбец 3
Строка 4, Столбец 4
Строка 5, Столбец 1
Строка 5, Столбец 2
Строка 5, Столбец 3
Строка 5, Столбец 4
Строка 6, Столбец 1
Строка 6, Столбец 2
Строка 6, Столбец 3
Строка 6, Стdsfg4


fgh
fgdh

fdghfghdfhgd

fhgd
fgdh

fgdh
fgh

fhgd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